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8">
    </style:style>
    <style:style style:name="P102" style:family="paragraph" style:parent-style-name="Text_20_body" style:list-style-name="L9">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0">
    </style:style>
    <style:style style:name="P137" style:family="paragraph" style:parent-style-name="Text_20_body" style:list-style-name="L11">
      <style:paragraph-properties fo:margin-top="0in" fo:margin-bottom="0in"/>
    </style:style>
    <style:style style:name="P138" style:family="paragraph" style:parent-style-name="Text_20_body" style:list-style-name="L12">
      <style:paragraph-properties fo:margin-top="0in" fo:margin-bottom="0in"/>
    </style:style>
    <style:style style:name="P139" style:family="paragraph" style:parent-style-name="Text_20_body" style:list-style-name="L13">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4">
      <style:paragraph-properties fo:margin-top="0in" fo:margin-bottom="0in"/>
    </style:style>
    <style:style style:name="P150" style:family="paragraph" style:parent-style-name="Text_20_body" style:list-style-name="L15">
      <style:paragraph-properties fo:margin-top="0in" fo:margin-bottom="0in"/>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6">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7">
      <style:paragraph-properties fo:margin-top="0in" fo:margin-bottom="0in"/>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8">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ext_20_body" style:list-style-name="L19">
      <style:paragraph-properties fo:margin-top="0in" fo:margin-bottom="0in"/>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20">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21">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4, 2022 (11:05: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 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0"/></text:span><text:span text:style-name="KeywordTok">return</text:span><text:span text:style-name="NormalTok"><text:s text:c="1"/>total</text:span><text:span text:style-name="OperatorTok">;</text:span><text:span text:style-name="NormalTok"><text:s text:c="5"/></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69"><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69">Write a setter for an attribute of type <text:span text:style-name="DataTypeTok">int</text:span> named <text:span text:style-name="NormalTok">myAge</text:span>.</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69">Assuming <text:span text:style-name="NormalTok">name</text:span> is a <text:span text:style-name="DataTypeTok">string</text:span> instance variable, there is problem with the following setter. Fix it.</text:p>
          <text:p text:style-name="P76">public int SetName(string val){</text:p>
          <text:p text:style-name="P77"><text:s text:c="4"/>name = val;</text:p>
          <text:p text:style-name="P78">}</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69"><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69">`Console.WriteLine($“myInt:C”);</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69"><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69">?public Polygon(int numberOfSidesParam)numberOfSides = numberOfSidesParam;`</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79">public class Book</text:p>
          <text:p text:style-name="P80">{</text:p>
          <text:p text:style-name="P81"><text:s text:c="4"/>private string title;</text:p>
          <text:p text:style-name="P82"><text:s text:c="4"/>private string author;</text:p>
          <text:p text:style-name="P83"><text:s text:c="4"/>private string publisher;</text:p>
          <text:p text:style-name="P84"><text:s text:c="4"/>private int copiesSold;</text:p>
          <text:p text:style-name="P85">}</text:p>
          <text:list>
            <text:list-item>
              <text:p text:style-name="P85">Write a statement that would create a <text:span text:style-name="NormalTok">Book</text:span> object.</text:p>
            </text:list-item>
            <text:list-item>
              <text:p text:style-name="P85">Write a “getter” and a “setter” for the <text:span text:style-name="NormalTok">title</text:span> attribute.</text:p>
            </text:list-item>
            <text:list-item>
              <text:p text:style-name="P85">Write a constructor for the <text:span text:style-name="NormalTok">Book</text:span> class taking at least one argument (you are free to decide which one(s)).</text:p>
            </text:list-item>
          </text:list>
        </text:list-item>
        <text:list-item>
          <text:p text:style-name="P69">Consider the following partial class definition:</text:p>
          <text:p text:style-name="P86">class DVD</text:p>
          <text:p text:style-name="P87">{</text:p>
          <text:p text:style-name="P88"><text:s text:c="4"/>private string title;</text:p>
          <text:p text:style-name="P89"><text:s text:c="4"/>private decimal price;</text:p>
          <text:p text:style-name="P90">}</text:p>
          <text:list>
            <text:list-item>
              <text:p text:style-name="P90">Write a “setter” for the <text:span text:style-name="NormalTok">title</text:span> attribute.</text:p>
            </text:list-item>
            <text:list-item>
              <text:p text:style-name="P90">Write a constructor for the <text:span text:style-name="NormalTok">DVD</text:span> class that takes two arguments.</text:p>
            </text:list-item>
            <text:list-item>
              <text:p text:style-name="P90">Write a method called <text:span text:style-name="NormalTok">Discount</text:span> that decreases the <text:span text:style-name="NormalTok">price</text:span> attribute by 20.55%.</text:p>
            </text:list-item>
            <text:list-item>
              <text:p text:style-name="P90">Write a (good, informative) <text:span text:style-name="NormalTok">ToString</text:span> method for the class.</text:p>
            </text:list-item>
            <text:list-item>
              <text:p text:style-name="P9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0">Draw the UML class diagram for the class you obtained by adding the above four methods to our original class definition.</text:p>
            </text:list-item>
          </text:list>
        </text:list-item>
        <text:list-item>
          <text:p text:style-name="P69">Consider the following partial class definition:</text:p>
          <text:p text:style-name="P91">class Book</text:p>
          <text:p text:style-name="P92">{</text:p>
          <text:p text:style-name="P93"><text:s text:c="4"/>private string title;</text:p>
          <text:p text:style-name="P94"><text:s text:c="4"/>private decimal price;</text:p>
          <text:p text:style-name="P95">}</text:p>
          <text:list>
            <text:list-item>
              <text:p text:style-name="P95">Write a “getter” for the <text:span text:style-name="NormalTok">title</text:span> attribute.</text:p>
            </text:list-item>
            <text:list-item>
              <text:p text:style-name="P95">Write a constructor for the <text:span text:style-name="NormalTok">Book</text:span> class that takes two arguments.</text:p>
            </text:list-item>
            <text:list-item>
              <text:p text:style-name="P95">Write a method called <text:span text:style-name="NormalTok">AddTaxes</text:span> that increases the <text:span text:style-name="NormalTok">price</text:span> attribute by 6.35%.</text:p>
            </text:list-item>
            <text:list-item>
              <text:p text:style-name="P95">Write a (good, informative) <text:span text:style-name="NormalTok">ToString</text:span> method for that class.</text:p>
            </text:list-item>
            <text:list-item>
              <text:p text:style-name="P9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5">Draw the UML class diagram for the class you obtained by adding the above four methods to our original class definition.</text:p>
            </text:list-item>
          </text:list>
        </text:list-item>
        <text:list-item>
          <text:p text:style-name="P69">Assume that my <text:span text:style-name="NormalTok">Pet</text:span> class contains one custom constructor:</text:p>
          <text:p text:style-name="P96">public Pet(string nameP, char genderP){</text:p>
          <text:p text:style-name="P97"><text:s text:c="4"/>name = nameP;</text:p>
          <text:p text:style-name="P98"><text:s text:c="4"/>gender = genderP;</text:p>
          <text:p text:style-name="P99">}</text:p>
          <text:p text:style-name="P69">What is the problem with the following statement?</text:p>
          <text:p text:style-name="P100">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2">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2">getters for <text:span text:style-name="NormalTok">angle1</text:span> and <text:span text:style-name="NormalTok">angle2</text:span>,</text:p>
            </text:list-item>
            <text:list-item>
              <text:p text:style-name="P102">a method that computes and returns the value of the third angle, that we name <text:span text:style-name="NormalTok">ComputeAngle3</text:span>,</text:p>
            </text:list-item>
            <text:list-item>
              <text:p text:style-name="P102">a method that rotate the triangle: the value of the first angle should be replaced with the value of the second angle, and the value of the second angle should be replaced with the value of the third angle.</text:p>
            </text:list-item>
          </text:list>
          <text:list>
            <text:list-item>
              <text:p text:style-name="P102">Write the UML diagram for the <text:span text:style-name="NormalTok">Triangle</text:span> class.</text:p>
            </text:list-item>
            <text:list-item>
              <text:p text:style-name="P102">Write the full, compilable implementation of the <text:span text:style-name="NormalTok">Triangle</text:span> class.</text:p>
            </text:list-item>
          </text:list>
          <text:p text:style-name="P101">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3">class Triangle</text:p>
          <text:p text:style-name="P104">{</text:p>
          <text:p text:style-name="P105"><text:s text:c="4"/>private double angle1;</text:p>
          <text:p text:style-name="P106"><text:s text:c="4"/>private double angle2;</text:p>
          <text:p text:style-name="P107"><text:s text:c="4"/>public Triangle()</text:p>
          <text:p text:style-name="P108"><text:s text:c="4"/>{</text:p>
          <text:p text:style-name="P109"><text:s text:c="8"/>angle1 = 60;</text:p>
          <text:p text:style-name="P110"><text:s text:c="8"/>angle2 = 60;</text:p>
          <text:p text:style-name="P111"><text:s text:c="4"/>}</text:p>
          <text:p text:style-name="P112"><text:s text:c="4"/>public Triangle(double angle1Param, double angle2Param)</text:p>
          <text:p text:style-name="P113"><text:s text:c="4"/>{</text:p>
          <text:p text:style-name="P114"><text:s text:c="8"/>angle1 = angle1Param;</text:p>
          <text:p text:style-name="P115"><text:s text:c="8"/>angle2 = angle2Param;</text:p>
          <text:p text:style-name="P116"><text:s text:c="4"/>}</text:p>
          <text:p text:style-name="P117"><text:s text:c="4"/>public double GetAngle1()</text:p>
          <text:p text:style-name="P118"><text:s text:c="4"/>{</text:p>
          <text:p text:style-name="P119"><text:s text:c="8"/>return angle1;</text:p>
          <text:p text:style-name="P120"><text:s text:c="4"/>}</text:p>
          <text:p text:style-name="P121"><text:s text:c="4"/>public double GetAngle2()</text:p>
          <text:p text:style-name="P122"><text:s text:c="4"/>{</text:p>
          <text:p text:style-name="P123"><text:s text:c="8"/>return angle2;</text:p>
          <text:p text:style-name="P124"><text:s text:c="4"/>}</text:p>
          <text:p text:style-name="P125"><text:s text:c="4"/>public double ComputeAngle3()</text:p>
          <text:p text:style-name="P126"><text:s text:c="4"/>{</text:p>
          <text:p text:style-name="P127"><text:s text:c="8"/>return 180 - angle1 - angle2;</text:p>
          <text:p text:style-name="P128"><text:s text:c="4"/>}</text:p>
          <text:p text:style-name="P129"><text:s text:c="4"/>public void Rotate()</text:p>
          <text:p text:style-name="P130"><text:s text:c="4"/>{</text:p>
          <text:p text:style-name="P131"><text:s text:c="8"/>double oldAngle3 = ComputeAngle3();</text:p>
          <text:p text:style-name="P132"><text:s text:c="8"/>angle1 = angle2;</text:p>
          <text:p text:style-name="P133"><text:s text:c="8"/>angle2 = oldAngle3;</text:p>
          <text:p text:style-name="P134"><text:s text:c="4"/>}</text:p>
          <text:p text:style-name="P135">}</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36">What is sequential processing?</text:p>
          <text:p text:style-name="P136">Solution</text:p>
          <text:p text:style-name="P136">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6">What is a decision structure?</text:p>
          <text:p text:style-name="P136">Solution</text:p>
          <text:p text:style-name="P136">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6">Decide if the following boolean expressions will evaluate to <text:span text:style-name="KeywordTok">true</text:span> or <text:span text:style-name="KeywordTok">false</text:span>:</text:p>
          <text:list text:style-name="L11">
            <text:list-item>
              <text:p text:style-name="P137"><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37"><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37"><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7"><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6">Decide if the following Boolean expressions will evaluate to <text:span text:style-name="KeywordTok">true</text:span> or <text:span text:style-name="KeywordTok">false</text:span>:</text:p>
          <text:list text:style-name="L12">
            <text:list-item>
              <text:p text:style-name="P138"><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38"><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38"><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8"><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38">Solution</text:p>
              <text:list text:style-name="L13">
                <text:list-item>
                  <text:p text:style-name="P139"><text:span text:style-name="KeywordTok">false</text:span></text:p>
                </text:list-item>
                <text:list-item>
                  <text:p text:style-name="P139"><text:span text:style-name="KeywordTok">true</text:span></text:p>
                </text:list-item>
                <text:list-item>
                  <text:p text:style-name="P139"><text:span text:style-name="KeywordTok">false</text:span></text:p>
                </text:list-item>
                <text:list-item>
                  <text:p text:style-name="P139"><text:span text:style-name="KeywordTok">true</text:span></text:p>
                </text:list-item>
              </text:list>
            </text:list-item>
          </text:list>
        </text:list-item>
        <text:list-item>
          <text:p text:style-name="P136">For each of the following Boolean expressions, decide if it will evaluate to <text:span text:style-name="KeywordTok">true</text:span> or <text:span text:style-name="KeywordTok">false</text:span>:</text:p>
          <text:list>
            <text:list-item>
              <text:p text:style-name="P13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39">Solution</text:p>
              <text:list>
                <text:list-item>
                  <text:p text:style-name="P139"><text:span text:style-name="KeywordTok">false</text:span></text:p>
                </text:list-item>
                <text:list-item>
                  <text:p text:style-name="P139"><text:span text:style-name="KeywordTok">false</text:span></text:p>
                </text:list-item>
                <text:list-item>
                  <text:p text:style-name="P139"><text:span text:style-name="KeywordTok">true</text:span></text:p>
                </text:list-item>
                <text:list-item>
                  <text:p text:style-name="P139"><text:span text:style-name="KeywordTok">false</text:span></text:p>
                </text:list-item>
              </text:list>
            </text:list-item>
          </text:list>
        </text:list-item>
        <text:list-item>
          <text:p text:style-name="P136">For each of the following Boolean expressions, decide if it will evaluate to <text:span text:style-name="KeywordTok">true</text:span> or <text:span text:style-name="KeywordTok">false</text:span>:</text:p>
          <text:list>
            <text:list-item>
              <text:p text:style-name="P13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39">Solution</text:p>
              <text:list>
                <text:list-item>
                  <text:p text:style-name="P139"><text:span text:style-name="KeywordTok">true</text:span>,</text:p>
                </text:list-item>
                <text:list-item>
                  <text:p text:style-name="P139"><text:span text:style-name="KeywordTok">true</text:span>,</text:p>
                </text:list-item>
                <text:list-item>
                  <text:p text:style-name="P139"><text:span text:style-name="KeywordTok">false</text:span>,</text:p>
                </text:list-item>
                <text:list-item>
                  <text:p text:style-name="P139"><text:span text:style-name="KeywordTok">true</text:span></text:p>
                </text:list-item>
              </text:list>
            </text:list-item>
          </text:list>
        </text:list-item>
        <text:list-item>
          <text:p text:style-name="P136">What is the relational operator used to determine whenever two values are different?</text:p>
          <text:p text:style-name="P136">Solution</text:p>
          <text:p text:style-name="P136"><text:span text:style-name="OperatorTok">!=</text:span></text:p>
        </text:list-item>
        <text:list-item>
          <text:p text:style-name="P136">How do you store the result of a Boolean expression?</text:p>
          <text:p text:style-name="P136">Solution</text:p>
          <text:p text:style-name="P136">In a variable of type <text:span text:style-name="DataTypeTok">bool</text:span>. Its two possible values are <text:span text:style-name="KeywordTok">true</text:span> and <text:span text:style-name="KeywordTok">false</text:span>.</text:p>
        </text:list-item>
        <text:list-item>
          <text:p text:style-name="P136">Give three relational operators, and then two logical operators.</text:p>
          <text:p text:style-name="P136">Solution</text:p>
          <text:p text:style-name="P136"><text:span text:style-name="OperatorTok">&lt;=</text:span>, <text:span text:style-name="OperatorTok">==</text:span>, <text:span text:style-name="OperatorTok">&gt;</text:span>, and <text:span text:style-name="OperatorTok">!</text:span>, <text:span text:style-name="OperatorTok">&amp;&amp;</text:span></text:p>
        </text:list-item>
        <text:list-item>
          <text:p text:style-name="P136">What would be displayed on the screen by the following code?</text:p>
          <text:p text:style-name="P140">if (false)</text:p>
          <text:p text:style-name="P141">{</text:p>
          <text:p text:style-name="P142"><text:s text:c="4"/>Console.WriteLine("Hello!");</text:p>
          <text:p text:style-name="P143">}</text:p>
          <text:p text:style-name="P144">Console.WriteLine("Hi!");</text:p>
          <text:p text:style-name="P136">Solution</text:p>
          <text:p text:style-name="P136">“Hi!”</text:p>
        </text:list-item>
        <text:list-item>
          <text:p text:style-name="P136">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6">Solution</text:p>
          <text:p text:style-name="P136">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6">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6">Solution</text:p>
          <text:p text:style-name="P136"><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6">In C#, is there a difference between <text:span text:style-name="OperatorTok">=</text:span> and <text:span text:style-name="OperatorTok">==</text:span>? Write a statement that uses <text:span text:style-name="OperatorTok">=</text:span>.</text:p>
          <text:p text:style-name="P136">Solution</text:p>
          <text:p text:style-name="P136">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6">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6">Solution</text:p>
          <text:p text:style-name="P136"><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6">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5">if ( myAge &gt; 20 )</text:p>
          <text:p text:style-name="P146">{</text:p>
          <text:p text:style-name="P147"><text:s text:c="4"/>myFlag = true</text:p>
          <text:p text:style-name="P148">};</text:p>
          <text:p text:style-name="P136">Solution</text:p>
          <text:p text:style-name="P136">No, the semi-colon should come before the closing brace.</text:p>
        </text:list-item>
        <text:list-item>
          <text:p text:style-name="P136">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6">Solution</text:p>
          <text:p text:style-name="P136">The IDE is warning us that the statements in the block will never be executed.</text:p>
        </text:list-item>
        <text:list-item>
          <text:p text:style-name="P136">Write an <text:span text:style-name="KeywordTok">if</text:span> statement that prints “Bonjour !” if the value of the <text:span text:style-name="DataTypeTok">char</text:span> variable <text:span text:style-name="NormalTok">lang</text:span> is <text:span text:style-name="CharTok">'f'</text:span>.</text:p>
          <text:p text:style-name="P136">Solution</text:p>
          <text:p text:style-name="P136"><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6">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49"><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9"><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9"><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49"><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6">Do the same when they are all set to <text:span text:style-name="KeywordTok">false</text:span>.</text:p>
          <text:p text:style-name="P136">Solution</text:p>
          <text:p text:style-name="P136">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0"><text:span text:style-name="KeywordTok">true</text:span>, <text:span text:style-name="KeywordTok">false</text:span></text:p>
            </text:list-item>
            <text:list-item>
              <text:p text:style-name="P150"><text:span text:style-name="KeywordTok">true</text:span>, <text:span text:style-name="KeywordTok">true</text:span></text:p>
            </text:list-item>
            <text:list-item>
              <text:p text:style-name="P150"><text:span text:style-name="KeywordTok">false</text:span>, <text:span text:style-name="KeywordTok">false</text:span></text:p>
            </text:list-item>
            <text:list-item>
              <text:p text:style-name="P150"><text:span text:style-name="KeywordTok">true</text:span>, <text:span text:style-name="KeywordTok">true</text:span></text:p>
            </text:list-item>
          </text:list>
          <text:p text:style-name="P136">You can check the answer using for instance the following code.</text:p>
          <text:p text:style-name="P151">using System;</text:p>
          <text:p text:style-name="P152">class MainClass {</text:p>
          <text:p text:style-name="P153"><text:s text:c="4"/>public static void Main (string[] args) {</text:p>
          <text:p text:style-name="P154"><text:s text:c="8"/>bool x, y, z;</text:p>
          <text:p text:style-name="P155"><text:s text:c="8"/>x = true;</text:p>
          <text:p text:style-name="P156"><text:s text:c="8"/>y = true;</text:p>
          <text:p text:style-name="P157"><text:s text:c="8"/>z = true;</text:p>
          <text:p text:style-name="P158"><text:s text:c="8"/>Console.WriteLine(x || y &amp;&amp; z);</text:p>
          <text:p text:style-name="P159"><text:s text:c="8"/>Console.WriteLine(!x || y &amp;&amp; z);</text:p>
          <text:p text:style-name="P160"><text:s text:c="8"/>Console.WriteLine(!(x || y) &amp;&amp; (z &amp;&amp; y));</text:p>
          <text:p text:style-name="P161"><text:s text:c="8"/>Console.WriteLine ((!x &amp;&amp; x) || (!x || x));</text:p>
          <text:p text:style-name="P162"><text:s text:c="8"/>x = false;</text:p>
          <text:p text:style-name="P163"><text:s text:c="8"/>y = false;</text:p>
          <text:p text:style-name="P164"><text:s text:c="8"/>z = false;</text:p>
          <text:p text:style-name="P165"><text:s text:c="8"/>Console.WriteLine(x || y &amp;&amp; z);</text:p>
          <text:p text:style-name="P166"><text:s text:c="8"/>Console.WriteLine(!x || y &amp;&amp; z);</text:p>
          <text:p text:style-name="P167"><text:s text:c="8"/>Console.WriteLine(!(x || y) &amp;&amp; (z &amp;&amp; y));</text:p>
          <text:p text:style-name="P168"><text:s text:c="8"/>Console.WriteLine ((!x &amp;&amp; x) || (!x || x));</text:p>
          <text:p text:style-name="P169"><text:s text:c="4"/>}</text:p>
          <text:p text:style-name="P170">}</text:p>
        </text:list-item>
        <text:list-item>
          <text:p text:style-name="P136">Write a <text:span text:style-name="NormalTok">boolean</text:span> expression that evaluates to <text:span text:style-name="KeywordTok">true</text:span> if a variable <text:span text:style-name="NormalTok">x</text:span> is between 3 (excluded) and 5 (included).</text:p>
          <text:p text:style-name="P136">Solution</text:p>
          <text:p text:style-name="P136"><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6">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6">Solution</text:p>
          <text:p text:style-name="P136">`if (y &gt;= 0) z = 0.1; else z = -0.1;</text:p>
        </text:list-item>
        <text:list-item>
          <text:p text:style-name="P136">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6">Solution</text:p>
          <text:p text:style-name="P136"><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6">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6">Solution</text:p>
          <text:p text:style-name="P136"><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6">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0">“I’m taking this class!” if <text:span text:style-name="NormalTok">courseNumber</text:span> is <text:span text:style-name="DecValTok">1301</text:span> and <text:span text:style-name="NormalTok">courseCode</text:span> is <text:span text:style-name="NormalTok">CSCI</text:span>;</text:p>
            </text:list-item>
            <text:list-item>
              <text:p text:style-name="P170">“That’s my major!” if <text:span text:style-name="NormalTok">courseCode</text:span> is <text:span text:style-name="NormalTok">CSCI</text:span>;</text:p>
            </text:list-item>
            <text:list-item>
              <text:p text:style-name="P170">“Is that an elective?” if <text:span text:style-name="NormalTok">courseNumber</text:span> is greater than 3000; or</text:p>
            </text:list-item>
            <text:list-item>
              <text:p text:style-name="P170">“Is it a good class?” otherwise.</text:p>
            </text:list-item>
          </text:list>
          <text:p text:style-name="P136">Your program should display exactly one message.</text:p>
          <text:p text:style-name="P136">Solution</text:p>
          <text:p text:style-name="P171">if(courseNumber == 1301 &amp;&amp; courseCode == "CSCI")</text:p>
          <text:p text:style-name="P172">{</text:p>
          <text:p text:style-name="P173"><text:s text:c="4"/>Console.WriteLine("I'm taking this class!");</text:p>
          <text:p text:style-name="P174">}</text:p>
          <text:p text:style-name="P175">else if(courseCode == "CSCI")</text:p>
          <text:p text:style-name="P176">{</text:p>
          <text:p text:style-name="P177"><text:s text:c="4"/>Console.WriteLine("That's my major!");</text:p>
          <text:p text:style-name="P178">}</text:p>
          <text:p text:style-name="P179">else if(courseNumber &gt; 3000)</text:p>
          <text:p text:style-name="P180">{</text:p>
          <text:p text:style-name="P181"><text:s text:c="4"/>Console.WriteLine("Is that an elective?");</text:p>
          <text:p text:style-name="P182">}</text:p>
          <text:p text:style-name="P183">else</text:p>
          <text:p text:style-name="P184">{</text:p>
          <text:p text:style-name="P185"><text:s text:c="4"/>Console.WriteLine("Is it a good class?");</text:p>
          <text:p text:style-name="P186">}</text:p>
        </text:list-item>
        <text:list-item>
          <text:p text:style-name="P136">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6">“I love this season.” if <text:span text:style-name="NormalTok">graduationSemester</text:span> is <text:span text:style-name="NormalTok">Spring</text:span>;</text:p>
            </text:list-item>
            <text:list-item>
              <text:p text:style-name="P186">“That is in a long time!” if <text:span text:style-name="NormalTok">graduationYear</text:span> is greater than 2025; or</text:p>
            </text:list-item>
            <text:list-item>
              <text:p text:style-name="P186">“I hope you’ll have an in-person ceremony!” otherwise.</text:p>
            </text:list-item>
          </text:list>
          <text:p text:style-name="P136">Your program should display exactly one message.</text:p>
          <text:p text:style-name="P136">Solution</text:p>
          <text:p text:style-name="P187">if(graduationYear == 2023 &amp;&amp; graduationSemester == "Fall")</text:p>
          <text:p text:style-name="P188">{</text:p>
          <text:p text:style-name="P189"><text:s text:c="4"/>Console.WriteLine("I will graduate at the same time!");</text:p>
          <text:p text:style-name="P190">}</text:p>
          <text:p text:style-name="P191">else if(graduationSemester == "Spring")</text:p>
          <text:p text:style-name="P192">{</text:p>
          <text:p text:style-name="P193"><text:s text:c="4"/>Console.WriteLine("I love this season.");</text:p>
          <text:p text:style-name="P194">}</text:p>
          <text:p text:style-name="P195">else if(graduationSemester &gt; 2025)</text:p>
          <text:p text:style-name="P196">{</text:p>
          <text:p text:style-name="P197"><text:s text:c="4"/>Console.WriteLine("That's in a long time!");</text:p>
          <text:p text:style-name="P198">}</text:p>
          <text:p text:style-name="P199">else</text:p>
          <text:p text:style-name="P200">{</text:p>
          <text:p text:style-name="P201"><text:s text:c="4"/>Console.WriteLine("I hope you'll have an in-person ceremony!");</text:p>
          <text:p text:style-name="P202">}</text:p>
        </text:list-item>
        <text:list-item>
          <text:p text:style-name="P136">What will be displayed on the screen by the following program?</text:p>
          <text:p text:style-name="P203">int x = 3, y = 2, z = 4;</text:p>
          <text:p text:style-name="P204">if (x &gt; y) {z += y;}</text:p>
          <text:p text:style-name="P205">if (x &gt; z) {y -= 4;}</text:p>
          <text:p text:style-name="P206">Console.WriteLine($"x is {x}, y is {y}, and z is {z}.");</text:p>
          <text:p text:style-name="P136">Solution</text:p>
          <text:p text:style-name="P136">“x is 3, y is 2, and z is 6.”</text:p>
        </text:list-item>
        <text:list-item>
          <text:p text:style-name="P136">What will be displayed on the screen by the following program?</text:p>
          <text:p text:style-name="P207">int x = 3, y = 2, z = 4;</text:p>
          <text:p text:style-name="P208">if (x &gt;= z) {z += y;} else if (x != y) {z *= y;}</text:p>
          <text:p text:style-name="P209">y -= 4;</text:p>
          <text:p text:style-name="P210">Console.WriteLine($"x is {x}, y is {y}, and z is {z}.");</text:p>
          <text:p text:style-name="P136">Solution</text:p>
          <text:p text:style-name="P136">“x is 3, y is -2, and z is 8.”</text:p>
        </text:list-item>
        <text:list-item>
          <text:p text:style-name="P136">(<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6">Solution</text:p>
          <text:p text:style-name="P136"><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6">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6">Solution</text:p>
          <text:p text:style-name="P136"><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6">What will be displayed on the screen by the following program?</text:p>
          <text:p text:style-name="P211">int x = 3, y = 2, z = 4;</text:p>
          <text:p text:style-name="P212">if (y &gt;= z) {z += y;}</text:p>
          <text:p text:style-name="P213">else if (x != y) { if (false) {z -= 3;} else {z += x;}}</text:p>
          <text:p text:style-name="P214">Console.WriteLinef($"x is {x}, y is {y}, and z is {z}.");</text:p>
          <text:p text:style-name="P136">Solution</text:p>
          <text:p text:style-name="P136">x is 3, y is 2, and z is 7.</text:p>
        </text:list-item>
        <text:list-item>
          <text:p text:style-name="P136">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5">if (myLang == 'f')</text:p>
          <text:p text:style-name="P216">{</text:p>
          <text:p text:style-name="P217"><text:s text:c="4"/>Console.WriteLine("Vous parlez Français ?");</text:p>
          <text:p text:style-name="P218">}</text:p>
          <text:p text:style-name="P219">else if (myLang == 'e')</text:p>
          <text:p text:style-name="P220">{</text:p>
          <text:p text:style-name="P221"><text:s text:c="4"/>Console.WriteLine("Do you speak English?");</text:p>
          <text:p text:style-name="P222">}</text:p>
          <text:p text:style-name="P223">else if (myLang == 'd')</text:p>
          <text:p text:style-name="P224">{</text:p>
          <text:p text:style-name="P225"><text:s text:c="4"/>Console.WriteLine("Sprechen Sie Deutsch?");</text:p>
          <text:p text:style-name="P226">}</text:p>
          <text:p text:style-name="P227">else</text:p>
          <text:p text:style-name="P228">{</text:p>
          <text:p text:style-name="P229"><text:s text:c="4"/>Console.WriteLine("I do not know your language!");</text:p>
          <text:p text:style-name="P230">}</text:p>
          <text:p text:style-name="P231">if (myCity == "Augusta")</text:p>
          <text:p text:style-name="P232">{</text:p>
          <text:p text:style-name="P233"><text:s text:c="4"/>Console.WriteLine("I also live here!");</text:p>
          <text:p text:style-name="P234">}</text:p>
          <text:p text:style-name="P235">else if (myCity == "Ithaca" || myCity == "Providence")</text:p>
          <text:p text:style-name="P236">{</text:p>
          <text:p text:style-name="P237"><text:s text:c="4"/>Console.WriteLine("I used to live there!");</text:p>
          <text:p text:style-name="P238"><text:s text:c="4"/>}</text:p>
          <text:p text:style-name="P239">else</text:p>
          <text:p text:style-name="P240">{</text:p>
          <text:p text:style-name="P241"><text:s text:c="4"/>Console.WriteLine("I never lived there.");</text:p>
          <text:p text:style-name="P242">}</text:p>
          <text:p text:style-name="P243">if (temp == 100.0)</text:p>
          <text:p text:style-name="P244">{</text:p>
          <text:p text:style-name="P245"><text:s text:c="4"/>Console.WriteLine("It's ready!");</text:p>
          <text:p text:style-name="P246">}</text:p>
          <text:p text:style-name="P247">else if (temp &gt;= 90.0)</text:p>
          <text:p text:style-name="P248">{</text:p>
          <text:p text:style-name="P249"><text:s text:c="4"/>Console.WriteLine("Almost ready!");</text:p>
          <text:p text:style-name="P250">}</text:p>
          <text:p text:style-name="P251">else</text:p>
          <text:p text:style-name="P252">{</text:p>
          <text:p text:style-name="P253"><text:s text:c="4"/>Console.WriteLine("You have to wait.");</text:p>
          <text:p text:style-name="P254">}</text:p>
          <text:p text:style-name="P136">If you think it is not possible or not feasible, explain why.</text:p>
          <text:p text:style-name="P136">Solution</text:p>
          <text:p text:style-name="P255">switch (myLang)</text:p>
          <text:p text:style-name="P256">{</text:p>
          <text:p text:style-name="P257"><text:s text:c="4"/>case 'f':</text:p>
          <text:p text:style-name="P258"><text:s text:c="8"/>Console.WriteLine("Vous parlez Français ?");</text:p>
          <text:p text:style-name="P259"><text:s text:c="4"/>break;</text:p>
          <text:p text:style-name="P260"><text:s text:c="4"/>case 'e':</text:p>
          <text:p text:style-name="P261"><text:s text:c="8"/>Console.WriteLine("Do you speak English?");</text:p>
          <text:p text:style-name="P262"><text:s text:c="4"/>break;</text:p>
          <text:p text:style-name="P263"><text:s text:c="4"/>case 'd':</text:p>
          <text:p text:style-name="P264"><text:s text:c="8"/>Console.WriteLine("Sprechen Sie Deutsch?");</text:p>
          <text:p text:style-name="P265"><text:s text:c="4"/>break;</text:p>
          <text:p text:style-name="P266"><text:s text:c="4"/>default:</text:p>
          <text:p text:style-name="P267"><text:s text:c="8"/>Console.WriteLine("I do not know your language!");</text:p>
          <text:p text:style-name="P268"><text:s text:c="4"/>break;</text:p>
          <text:p text:style-name="P269">}</text:p>
          <text:p text:style-name="P270">switch (myCity)</text:p>
          <text:p text:style-name="P271">{</text:p>
          <text:p text:style-name="P272"><text:s text:c="4"/>case "Augusta":</text:p>
          <text:p text:style-name="P273"><text:s text:c="8"/>Console.WriteLine("I also live here!");</text:p>
          <text:p text:style-name="P274"><text:s text:c="4"/>break;</text:p>
          <text:p text:style-name="P275"><text:s text:c="4"/>case "Ithaca":</text:p>
          <text:p text:style-name="P276"><text:s text:c="4"/>case "Providence":</text:p>
          <text:p text:style-name="P277"><text:s text:c="8"/>Console.WriteLine("I used to live there!");</text:p>
          <text:p text:style-name="P278"><text:s text:c="4"/>break;</text:p>
          <text:p text:style-name="P279"><text:s text:c="4"/>default:</text:p>
          <text:p text:style-name="P280"><text:s text:c="8"/>Console.WriteLine("I never lived there.");</text:p>
          <text:p text:style-name="P281"><text:s text:c="4"/>break;</text:p>
          <text:p text:style-name="P282">}</text:p>
          <text:p text:style-name="P136">The last one is impossible, since we cannot write ‘switch’ statements comparing all the possible <text:span text:style-name="DataTypeTok">float</text:span> values!</text:p>
        </text:list-item>
        <text:list-item>
          <text:p text:style-name="P136">Give an example of an <text:span text:style-name="KeywordTok">if</text:span> statement that could not be rewritten as a <text:span text:style-name="KeywordTok">switch</text:span>.</text:p>
          <text:p text:style-name="P136">Solution</text:p>
          <text:p text:style-name="P136">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6">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6">Solution</text:p>
          <text:p text:style-name="P136"><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3">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3">Solution</text:p>
          <text:p text:style-name="P284">Console.WriteLine("Country?");</text:p>
          <text:p text:style-name="P285">string c = Console.ReadLine();</text:p>
          <text:p text:style-name="P286">switch (c)</text:p>
          <text:p text:style-name="P287">{</text:p>
          <text:p text:style-name="P288"><text:s text:c="4"/>case "usa":</text:p>
          <text:p text:style-name="P289"><text:s text:c="8"/>Console.WriteLine("Welcome to the US!");</text:p>
          <text:p text:style-name="P290"><text:s text:c="4"/>break;</text:p>
          <text:p text:style-name="P291"><text:s text:c="4"/>case "fr":</text:p>
          <text:p text:style-name="P292"><text:s text:c="8"/>Console.Write("Bienvenue en France!");</text:p>
          <text:p text:style-name="P293"><text:s text:c="4"/>break;</text:p>
          <text:p text:style-name="P294"><text:s text:c="4"/>default:</text:p>
          <text:p text:style-name="P295"><text:s text:c="8"/>Console.WriteLine($"Welcome to {c}");</text:p>
          <text:p text:style-name="P296"><text:s text:c="4"/>break;</text:p>
          <text:p text:style-name="P297">}</text:p>
        </text:list-item>
        <text:list-item>
          <text:p text:style-name="P283">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298">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98">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98">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98">The two previous offers can be cumulated.</text:p>
            </text:list-item>
          </text:list>
          <text:p text:style-name="P283">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99">Enter 'c' for 10x15cm, anything else for 8x11in.</text:p>
          <text:p text:style-name="P300">c̲ ↵</text:p>
          <text:p text:style-name="P301">Is this your first time here? Type 'y' for 'yes'.</text:p>
          <text:p text:style-name="P302">y̲ ↵</text:p>
          <text:p text:style-name="P303">Enter a number of copies.</text:p>
          <text:p text:style-name="P304">9̲0̲ ↵</text:p>
          <text:p text:style-name="P305">Welcome!</text:p>
          <text:p text:style-name="P306">We cherish our new customers, so we are giving you a $3 discount!</text:p>
          <text:p text:style-name="P307">Your total is $13.50. You had a 10% discount!</text:p>
          <text:p text:style-name="P308">Enter 'c' for 10x15cm, anything else for 8x11in.</text:p>
          <text:p text:style-name="P309">p̲ ↵</text:p>
          <text:p text:style-name="P310">Is this your first time here? Type 'y' for 'yes'.</text:p>
          <text:p text:style-name="P311">N̲o̲t̲ ̲a̲t̲ ̲a̲l̲l̲↵</text:p>
          <text:p text:style-name="P312">Enter a number of copies.</text:p>
          <text:p text:style-name="P313">1̲2̲0̲ ↵</text:p>
          <text:p text:style-name="P314">Your total is $27.00. You had a 10% discount!</text:p>
          <text:p text:style-name="P283">Solution</text:p>
          <text:p text:style-name="P315">Console.WriteLine("Enter 'c' for 10x15cm, anything else for 8x11in");</text:p>
          <text:p text:style-name="P316">char sizeChoice = char.Parse(Console.ReadLine());</text:p>
          <text:p text:style-name="P317">Console.WriteLine("Is this your first time here? Type 'y' for 'yes'.");</text:p>
          <text:p text:style-name="P318">char firstTime = char.Parse(Console.ReadLine());</text:p>
          <text:p text:style-name="P319">Console.WriteLine("Enter a number of copies");</text:p>
          <text:p text:style-name="P320">int copies = int.Parse(Console.ReadLine());</text:p>
          <text:p text:style-name="P321">decimal totalCost = sizeChoice == 'c' ? copies * 0.2m : copies * 0.25m;</text:p>
          <text:p text:style-name="P322">if(firstTime == 'y')</text:p>
          <text:p text:style-name="P323">{</text:p>
          <text:p text:style-name="P324"><text:s text:c="4"/>Console.WriteLine("Welcome!");</text:p>
          <text:p text:style-name="P325"><text:s text:c="4"/>string message = "We cherish our new customers";</text:p>
          <text:p text:style-name="P326"><text:s text:c="4"/>if(totalCost &gt; 5m)</text:p>
          <text:p text:style-name="P327"><text:s text:c="4"/>{</text:p>
          <text:p text:style-name="P328"><text:s text:c="8"/>totalCost -= 3m;</text:p>
          <text:p text:style-name="P329"><text:s text:c="8"/>message += ", so we're giving you a $3 discount!";</text:p>
          <text:p text:style-name="P330"><text:s text:c="4"/>}</text:p>
          <text:p text:style-name="P331"><text:s text:c="4"/>Console.WriteLine(message);</text:p>
          <text:p text:style-name="P332">}</text:p>
          <text:p text:style-name="P333">if(copies &gt; 50)</text:p>
          <text:p text:style-name="P334">{</text:p>
          <text:p text:style-name="P335"><text:s text:c="4"/>totalCost -= totalCost * 0.1m;</text:p>
          <text:p text:style-name="P336"><text:s text:c="4"/>Console.WriteLine($"Your total is {totalCost:C}. You had a 10% discount!");</text:p>
          <text:p text:style-name="P337">}</text:p>
          <text:p text:style-name="P338">else</text:p>
          <text:p text:style-name="P339">{</text:p>
          <text:p text:style-name="P340"><text:s text:c="4"/>Console.WriteLine($"Your total is {totalCost:C}.");</text:p>
          <text:p text:style-name="P341">}</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42">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2">Solution</text:p>
          <text:p text:style-name="P342">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3">float numberGrade;</text:p>
          <text:p text:style-name="P344">string letterGrade;</text:p>
          <text:p text:style-name="P345">numberGrade = -60; // This is just an example, feel free to change it.</text:p>
          <text:p text:style-name="P346">if(numberGrade &gt; 100 || numberGrade &lt; 0)</text:p>
          <text:p text:style-name="P347">{</text:p>
          <text:p text:style-name="P348">// It's actually easier to get rid of the "invalid" cases first.</text:p>
          <text:p text:style-name="P349"><text:s text:c="4"/>letterGrade = "Invalid Data";</text:p>
          <text:p text:style-name="P350">}</text:p>
          <text:p text:style-name="P351">else if (numberGrade &gt;= 90)</text:p>
          <text:p text:style-name="P352">{</text:p>
          <text:p text:style-name="P353"><text:s text:c="4"/>letterGrade = "A";</text:p>
          <text:p text:style-name="P354">}</text:p>
          <text:p text:style-name="P355">else if(numberGrade &gt;= 80)</text:p>
          <text:p text:style-name="P356">{</text:p>
          <text:p text:style-name="P357"><text:s text:c="4"/>letterGrade = "B";</text:p>
          <text:p text:style-name="P358">}</text:p>
          <text:p text:style-name="P359">else if(numberGrade &gt;= 70)</text:p>
          <text:p text:style-name="P360">{</text:p>
          <text:p text:style-name="P361"><text:s text:c="4"/>letterGrade = "C";</text:p>
          <text:p text:style-name="P362">}</text:p>
          <text:p text:style-name="P363">else if(numberGrade &gt;= 60)</text:p>
          <text:p text:style-name="P364">{</text:p>
          <text:p text:style-name="P365"><text:s text:c="4"/>letterGrade = "D";</text:p>
          <text:p text:style-name="P366">}</text:p>
          <text:p text:style-name="P367">else</text:p>
          <text:p text:style-name="P368">{</text:p>
          <text:p text:style-name="P369">// We know the value is greater than 0 but strictly lower than 60.</text:p>
          <text:p text:style-name="P370"><text:s text:c="4"/>letterGrade = "F";</text:p>
          <text:p text:style-name="P371">}</text:p>
          <text:p text:style-name="P372">Console.WriteLine(numberGrade + " corresponds to " + letterGrade);</text:p>
        </text:list-item>
        <text:list-item>
          <text:p text:style-name="P342">Given an <text:span text:style-name="DataTypeTok">int</text:span> variable <text:span text:style-name="NormalTok">counter</text:span>, write three statements to decrement its value by 1.</text:p>
          <text:p text:style-name="P342">Solution</text:p>
          <text:p text:style-name="P342">We actually know four ways to do that:</text:p>
          <text:p text:style-name="P373">counter = counter - 1;</text:p>
          <text:p text:style-name="P374">counter -= 1;</text:p>
          <text:p text:style-name="P375">counter--;</text:p>
          <text:p text:style-name="P376">--counter;</text:p>
        </text:list-item>
        <text:list-item>
          <text:p text:style-name="P342">What will be displayed on the screen?</text:p>
          <text:p text:style-name="P377">int x = 3, y = 7;</text:p>
          <text:p text:style-name="P378">Console.WriteLine (x++ +" and "+ --y);</text:p>
          <text:p text:style-name="P342">Solution</text:p>
          <text:p text:style-name="P342">“3 and 6”</text:p>
        </text:list-item>
        <text:list-item>
          <text:p text:style-name="P342">What will be displayed on the screen by the following program?</text:p>
          <text:p text:style-name="P379">int counter = 2;</text:p>
          <text:p text:style-name="P380">while (counter != 5)</text:p>
          <text:p text:style-name="P381">{</text:p>
          <text:p text:style-name="P382"><text:s text:c="4"/>Console.Write(counter + "\n");</text:p>
          <text:p text:style-name="P383"><text:s text:c="4"/>counter++;</text:p>
          <text:p text:style-name="P384">}</text:p>
          <text:p text:style-name="P342">Solution</text:p>
          <text:p text:style-name="P385">2</text:p>
          <text:p text:style-name="P386">3</text:p>
          <text:p text:style-name="P387">4</text:p>
        </text:list-item>
        <text:list-item>
          <text:p text:style-name="P342">What will be displayed on the screen by the following program? Write the spaces and new line explicitly.</text:p>
          <text:p text:style-name="P388">int counter = 10;</text:p>
          <text:p text:style-name="P389">while (counter &gt; 5)</text:p>
          <text:p text:style-name="P390">{</text:p>
          <text:p text:style-name="P391"><text:s text:c="4"/>counter--;</text:p>
          <text:p text:style-name="P392"><text:s text:c="4"/>Console.Write(counter + "\n");</text:p>
          <text:p text:style-name="P393"><text:s text:c="4"/>if (counter == 7) {</text:p>
          <text:p text:style-name="P394"><text:s text:c="8"/>Console.WriteLine("Bingo");</text:p>
          <text:p text:style-name="P395"><text:s text:c="4"/>}</text:p>
          <text:p text:style-name="P396">}</text:p>
          <text:p text:style-name="P342">Solution</text:p>
          <text:p text:style-name="P397">9</text:p>
          <text:p text:style-name="P398">8</text:p>
          <text:p text:style-name="P399">7</text:p>
          <text:p text:style-name="P400">Bingo</text:p>
          <text:p text:style-name="P401">6</text:p>
          <text:p text:style-name="P402">5</text:p>
        </text:list-item>
        <text:list-item>
          <text:p text:style-name="P342">What will be displayed on the screen by the following program?</text:p>
          <text:p text:style-name="P403">int counter = 10;</text:p>
          <text:p text:style-name="P404">while (counter != 5) ;</text:p>
          <text:p text:style-name="P405">Console.Write(counter + "\n");</text:p>
          <text:p text:style-name="P406">counter--;</text:p>
          <text:p text:style-name="P342">Solution</text:p>
          <text:p text:style-name="P342">Nothing, and it will loop forever.</text:p>
        </text:list-item>
        <text:list-item>
          <text:p text:style-name="P342">What will be displayed on the screen by the following program?</text:p>
          <text:p text:style-name="P407">int counter = 7;</text:p>
          <text:p text:style-name="P408">while (counter != 2)</text:p>
          <text:p text:style-name="P409"><text:s text:c="4"/>Console.Write(counter + "\n");</text:p>
          <text:p text:style-name="P410">counter--;</text:p>
          <text:p text:style-name="P342">Solution</text:p>
          <text:p text:style-name="P342"><draw:frame draw:style-name="fr1" text:anchor-type="as-char"><draw:object xlink:href="Formula-84/" xlink:type="simple" xlink:show="embed" xlink:actuate="onLoad"/></draw:frame> infinitely many times.</text:p>
        </text:list-item>
        <text:list-item>
          <text:p text:style-name="P342">What is input validation? Name a control structure that can be used to perform it. Why is it important?</text:p>
          <text:p text:style-name="P342">Solution</text:p>
          <text:p text:style-name="P342">Making sure the user’s input is valid. The <text:span text:style-name="KeywordTok">while</text:span> loop. Because we cannot trust the user.</text:p>
        </text:list-item>
        <text:list-item>
          <text:p text:style-name="P342">What do we name a variable that is increased by some value at every iteration of a loop, i.e., that keeps the running total?</text:p>
          <text:p text:style-name="P342">Solution</text:p>
          <text:p text:style-name="P342">An accumulator.</text:p>
        </text:list-item>
        <text:list-item>
          <text:p text:style-name="P342">What is a sentinel value?</text:p>
          <text:p text:style-name="P342">Solution</text:p>
          <text:p text:style-name="P342">It’s a value that will trigger an exit from a loop. It is a value that was agreed on, and that signifies “I now want to exit the loop.”.</text:p>
        </text:list-item>
        <text:list-item>
          <text:p text:style-name="P342">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2">Solution</text:p>
          <text:p text:style-name="P342"><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2">Write a small program that asks the user for an integer, and displays “It is positive” if the number entered is positive, “It is negative” if the number entered is negative, and “Not a number” if the user entered a string that is not an integer.</text:p>
          <text:p text:style-name="P342">Solution</text:p>
          <text:p text:style-name="P342"><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2">Write a program containing a <text:span text:style-name="KeywordTok">while</text:span> loop that would display the numbers between -100 and 100 (both included) with a space between them when executed.</text:p>
          <text:p text:style-name="P342">Solution</text:p>
          <text:p text:style-name="P342"><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2">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1">“CS” if <text:span text:style-name="NormalTok">name</text:span> is “Turing” or “Liskov”,</text:p>
            </text:list-item>
            <text:list-item>
              <text:p text:style-name="P411">“Math.” if <text:span text:style-name="NormalTok">name</text:span> is “Aryabhata” or “Noether”,</text:p>
            </text:list-item>
            <text:list-item>
              <text:p text:style-name="P411">“Unknown” otherwise.</text:p>
              <text:p text:style-name="P411">Solution</text:p>
            </text:list-item>
          </text:list>
          <text:p text:style-name="P412">string name;</text:p>
          <text:p text:style-name="P413">name = "Turing"; // Value given as an example, change it to test.</text:p>
          <text:p text:style-name="P414">string field;</text:p>
          <text:p text:style-name="P415">switch(name){</text:p>
          <text:p text:style-name="P416"><text:s text:c="4"/>case("Turing"):</text:p>
          <text:p text:style-name="P417"><text:s text:c="4"/>case("Liskov"):</text:p>
          <text:p text:style-name="P418"><text:s text:c="8"/>field = "CS";</text:p>
          <text:p text:style-name="P419"><text:s text:c="8"/>break;</text:p>
          <text:p text:style-name="P420"><text:s text:c="4"/>case("Aryabhata"):</text:p>
          <text:p text:style-name="P421"><text:s text:c="4"/>case("Noether"):</text:p>
          <text:p text:style-name="P422"><text:s text:c="8"/>field = "Math.";</text:p>
          <text:p text:style-name="P423"><text:s text:c="8"/>break;</text:p>
          <text:p text:style-name="P424"><text:s text:c="4"/>default:</text:p>
          <text:p text:style-name="P425"><text:s text:c="8"/>field = "Unknown";</text:p>
          <text:p text:style-name="P426"><text:s text:c="8"/>break;</text:p>
          <text:p text:style-name="P427">}</text:p>
          <text:p text:style-name="P428">Console.WriteLine(name + " worked in " + field + ".");</text:p>
        </text:list-item>
        <text:list-item>
          <text:p text:style-name="P342">Write a program that asks the user to enter a value between 1900 and 1999 (both included), and asks again as long as the user enters integers outside that range.</text:p>
          <text:p text:style-name="P342">Solution</text:p>
          <text:p text:style-name="P342"><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29">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0">switch (month) {</text:p>
          <text:p text:style-name="P431"><text:s text:c="4"/>…</text:p>
          <text:p text:style-name="P432"><text:s text:c="4"/>case (2):</text:p>
          <text:p text:style-name="P433"><text:s text:c="8"/>if …</text:p>
          <text:p text:style-name="P434"><text:s text:c="8"/>…</text:p>
          <text:p text:style-name="P435"><text:s text:c="8"/>break;</text:p>
          <text:p text:style-name="P436"><text:s text:c="4"/>…</text:p>
          <text:p text:style-name="P437">}</text:p>
          <text:p text:style-name="P429">Solution</text:p>
          <text:p text:style-name="P438">int month = 2;</text:p>
          <text:p text:style-name="P439">int year = 2000;</text:p>
          <text:p text:style-name="P440">int numDays = 0;</text:p>
          <text:p text:style-name="P441">switch (month) {</text:p>
          <text:p text:style-name="P442"><text:s text:c="4"/>case 1: case 3: case 5:</text:p>
          <text:p text:style-name="P443"><text:s text:c="4"/>case 7: case 8: case 10:</text:p>
          <text:p text:style-name="P444"><text:s text:c="4"/>case 12:</text:p>
          <text:p text:style-name="P445"><text:s text:c="8"/>numDays = 31;</text:p>
          <text:p text:style-name="P446"><text:s text:c="4"/>break;</text:p>
          <text:p text:style-name="P447"><text:s text:c="4"/>case 4: case 6:</text:p>
          <text:p text:style-name="P448"><text:s text:c="4"/>case 9: case 11:</text:p>
          <text:p text:style-name="P449"><text:s text:c="8"/>numDays = 30;</text:p>
          <text:p text:style-name="P450"><text:s text:c="4"/>break;</text:p>
          <text:p text:style-name="P451"><text:s text:c="4"/>case 2:</text:p>
          <text:p text:style-name="P452"><text:s text:c="8"/>if (((year % 4 == 0) &amp;&amp; !(year % 100 == 0))</text:p>
          <text:p text:style-name="P453"><text:s text:c="12"/>|| (year % 400 == 0))</text:p>
          <text:p text:style-name="P454"><text:s text:c="12"/>numDays = 29;</text:p>
          <text:p text:style-name="P455"><text:s text:c="8"/>else</text:p>
          <text:p text:style-name="P456"><text:s text:c="12"/>numDays = 28;</text:p>
          <text:p text:style-name="P457"><text:s text:c="4"/>break;</text:p>
          <text:p text:style-name="P458"><text:s text:c="4"/>default:</text:p>
          <text:p text:style-name="P459"><text:s text:c="8"/>Console.WriteLine("Invalid month.");</text:p>
          <text:p text:style-name="P460"><text:s text:c="4"/>break;</text:p>
          <text:p text:style-name="P461">}</text:p>
          <text:p text:style-name="P462">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63">Write a statement that creates a 10-element <text:span text:style-name="DataTypeTok">int</text:span> array named <text:span text:style-name="NormalTok">numbers</text:span>.</text:p>
          <text:p text:style-name="P463">Solution</text:p>
          <text:p text:style-name="P463"><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3">In the following, what is the value of the size declarator? What is the value of the index?</text:p>
          <text:p text:style-name="P464">int[] numbers;</text:p>
          <text:p text:style-name="P465">numbers = new int[8];</text:p>
          <text:p text:style-name="P466">numbers[4] = 9;</text:p>
          <text:p text:style-name="P463">Solution</text:p>
          <text:p text:style-name="P463">The size declarator is 8, the subscript, or index, is 4.</text:p>
        </text:list-item>
        <text:list-item>
          <text:p text:style-name="P463">What is wrong with the following array declaration?</text:p>
          <text:p text:style-name="P467">int[] books = new int[-1];</text:p>
          <text:p text:style-name="P463">Solution</text:p>
          <text:p text:style-name="P463">The size declarator cannot be negative.</text:p>
        </text:list-item>
        <text:list-item>
          <text:p text:style-name="P463">Draw the content of the <text:span text:style-name="NormalTok">scores</text:span> array once those statements have been executed.</text:p>
          <text:p text:style-name="P468">int[] scores = new int[3];</text:p>
          <text:p text:style-name="P469">scores[0] = 13;</text:p>
          <text:p text:style-name="P470">scores[2] = 25;</text:p>
          <text:p text:style-name="P463">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3">What will be displayed on the screen by the following program?</text:p>
          <text:p text:style-name="P471">for (int num = 3 ; num &lt;= 5 ; num++)</text:p>
          <text:p text:style-name="P472"><text:s text:c="4"/>Console.Write(num + " ");</text:p>
          <text:p text:style-name="P463">Solution</text:p>
          <text:p text:style-name="P473">3 4 5</text:p>
        </text:list-item>
        <text:list-item>
          <text:p text:style-name="P463">Write a ‘for’ loop that displays on the screen the sequence “1,  2,  3,  4,  5,  6,  7,  8,  9,  10, ”.</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3">Write a ‘for’ loop that displays on the screen the sequence “1,  2,  3,  4,  5,  6,  7,  8,  9,  10”, (note that there is no comma after 10).</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3">Write a ‘for’ loop that displays on the screen the sequence “1 3 5 7 9 ”.</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3">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3">Solution</text:p>
          <text:p text:style-name="P463"><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3">Consider the following code:</text:p>
          <text:p text:style-name="P474">for (int y = 1; y &lt;= 3; y++)</text:p>
          <text:p text:style-name="P475">{</text:p>
          <text:p text:style-name="P476"><text:s text:c="4"/>for (int z = 1; z &lt; 5; z++)</text:p>
          <text:p text:style-name="P477"><text:s text:c="8"/>Console.Write("Scene " + y + ", take " + z + ". " );</text:p>
          <text:p text:style-name="P478"><text:s text:c="4"/>Console.WriteLine();</text:p>
          <text:p text:style-name="P479">}</text:p>
          <text:p text:style-name="P463">How many times does the outer loop iterate (i.e., how many scenes are shot)? How many times does the inner loop iterate (i.e., how many takes for each scene)? Finally, what is the total number of iterations of the nested loops (i.e., how many takes are made, total)?</text:p>
          <text:p text:style-name="P463">Solution</text:p>
          <text:p text:style-name="P463">3, 4, 12.</text:p>
        </text:list-item>
        <text:list-item>
          <text:p text:style-name="P463">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3">Solution</text:p>
          <text:p text:style-name="P463"><text:span text:style-name="KeywordTok">for</text:span> and <text:span text:style-name="KeywordTok">while</text:span> are pretest loops.</text:p>
        </text:list-item>
        <text:list-item>
          <text:p text:style-name="P463">What will be displayed on the screen by the following code?</text:p>
          <text:p text:style-name="P480">int[] values = new int[6];</text:p>
          <text:p text:style-name="P481">for (int i = 0 ; i &lt; 6 ; i++)</text:p>
          <text:p text:style-name="P482"><text:s text:c="4"/>values[i] = (i*2);</text:p>
          <text:p text:style-name="P483">foreach (int j in values)</text:p>
          <text:p text:style-name="P484"><text:s text:c="4"/>Console.WriteLine(j);</text:p>
          <text:p text:style-name="P463">Solution</text:p>
          <text:p text:style-name="P485">0</text:p>
          <text:p text:style-name="P486">2</text:p>
          <text:p text:style-name="P487">4</text:p>
          <text:p text:style-name="P488">6</text:p>
          <text:p text:style-name="P489">8</text:p>
          <text:p text:style-name="P490">10</text:p>
        </text:list-item>
        <text:list-item>
          <text:p text:style-name="P463">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3">What is “array bounds checking”? When does it happen?</text:p>
          <text:p text:style-name="P463">Solution</text:p>
          <text:p text:style-name="P463">It is C# making sure that you are not using a subscript outside the allowed range. It happens at run time.</text:p>
        </text:list-item>
        <text:list-item>
          <text:p text:style-name="P463">Is there an error with the following code? If you think there is one, explain it, otherwise draw the content of the <text:span text:style-name="NormalTok">myIncomes</text:span> array once those statements have been executed.</text:p>
          <text:p text:style-name="P491">double[] myIncomes = new double[5];</text:p>
          <text:p text:style-name="P492">myIncomes[1] = 3.5;</text:p>
          <text:p text:style-name="P493">// No income on day two.</text:p>
          <text:p text:style-name="P494">myIncomes[3] = 5.8;</text:p>
          <text:p text:style-name="P495">myIncomes[4] = 0.5;</text:p>
          <text:p text:style-name="P496">myIncomes[5] = 1.5;</text:p>
          <text:p text:style-name="P463">Solution</text:p>
          <text:p text:style-name="P463">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3">What would be the size of the <text:span text:style-name="NormalTok">test</text:span> array after the following statement has been executed?</text:p>
          <text:p text:style-name="P497">int[] test = {3, 5, 7, 0, 9};</text:p>
          <text:p text:style-name="P463">Solution</text:p>
          <text:p text:style-name="P463">5</text:p>
        </text:list-item>
        <text:list-item>
          <text:p text:style-name="P463">What is the difference, if any, between the following two statements?</text:p>
          <text:p text:style-name="P498">int[] num, scores;</text:p>
          <text:p text:style-name="P499">int num[], scores;</text:p>
          <text:p text:style-name="P463">Solution</text:p>
          <text:p text:style-name="P463">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3">Write a statement that creates and initializes a <text:span text:style-name="DataTypeTok">double</text:span> array with the values 12.5, 89.0 and 3.24.</text:p>
          <text:p text:style-name="P463">Solution</text:p>
          <text:p text:style-name="P463"><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3">What is the value of <text:span text:style-name="NormalTok">count</text:span> and the content of <text:span text:style-name="NormalTok">number</text:span> once the following has been executed?</text:p>
          <text:p text:style-name="P500">int count=2;</text:p>
          <text:p text:style-name="P501">int[] number={3, 5, 7};</text:p>
          <text:p text:style-name="P502">number[count--] = 8;</text:p>
          <text:p text:style-name="P503">number[count]--;</text:p>
          <text:p text:style-name="P463">Solution</text:p>
          <text:p text:style-name="P463">count is 1. numbers is 3, 4, 8.</text:p>
        </text:list-item>
        <text:list-item>
          <text:p text:style-name="P463">Suppose we have an array named <text:span text:style-name="NormalTok">temp</text:span> that has been declared and initialized. How can we get the number of elements in this array?</text:p>
          <text:p text:style-name="P463">Solution</text:p>
          <text:p text:style-name="P463">By using the <text:span text:style-name="NormalTok">Length</text:span> field: <text:span text:style-name="NormalTok">temp</text:span><text:span text:style-name="OperatorTok">.</text:span><text:span text:style-name="FunctionTok">Length</text:span>.</text:p>
        </text:list-item>
        <text:list-item>
          <text:p text:style-name="P463">Describe what the following code would do.</text:p>
          <text:p text:style-name="P504">int[] record = { 3, 8, 11 };</text:p>
          <text:p text:style-name="P505">int accumulator = 0;</text:p>
          <text:p text:style-name="P506">foreach (int i in record)</text:p>
          <text:p text:style-name="P507"><text:s text:c="4"/>accumulator += i;</text:p>
          <text:p text:style-name="P463">Solution</text:p>
          <text:p text:style-name="P463">Declare and initialize an <text:span text:style-name="DataTypeTok">int</text:span> array with the values 3, 8 and 11, and then sum those values in an accumulator variable.</text:p>
        </text:list-item>
        <text:list-item>
          <text:p text:style-name="P463">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3">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3">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3">Solution</text:p>
          <text:p text:style-name="P463"><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3">Write a static method (header included) that takes as argument an <text:span text:style-name="DataTypeTok">int</text:span> array, and display on the screen the value of each element of that array.</text:p>
          <text:p text:style-name="P463">Solution</text:p>
          <text:p text:style-name="P463"><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3">Write a static method (header included) that takes as argument an <text:span text:style-name="DataTypeTok">int</text:span> array, and stores the value 10 in each element of that array.</text:p>
          <text:p text:style-name="P463">Solution</text:p>
          <text:p text:style-name="P463"><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51Z</meta:creation-date>
    <dc:date>2022-02-24T16:06:51Z</dc:date>
    <meta:user-defined meta:name="date" meta:value-type="string">February  24, 2022 (11:05: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